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HD1" style:family="paragraph" style:parent-style-name="Heading_1">
      <style:paragraph-properties/>
    </style:style>
    <style:style style:name="HE1" style:family="paragraph" style:parent-style-name="Heading_1">
      <style:paragraph-properties fo:break-before="auto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/>
    </style:style>
    <style:style style:name="P4_pStyle" style:family="paragraph" style:parent-style-name="pStyle">
      <style:paragraph-properties/>
    </style:style>
    <style:style style:name="P5_pStyle" style:family="paragraph" style:parent-style-name="pStyle">
      <style:paragraph-properties/>
    </style:style>
    <style:style style:name="P6" style:family="paragraph" style:parent-style-name="Normal">
      <style:paragraph-properties/>
    </style:style>
    <style:style style:name="T4" style:family="text">
      <style:text-properties style:font-name="Times New Roman" style:font-name-complex="Times New Roman" fo:font-size="20pt" style:font-size-asian="20pt" style:font-size-complex="20pt"/>
    </style:style>
    <style:style style:name="P7" style:family="paragraph" style:parent-style-name="Normal">
      <style:paragraph-properties/>
    </style:style>
    <style:style style:name="T5" style:family="text">
      <style:text-properties/>
    </style:style>
    <style:style style:name="P8" style:family="paragraph" style:parent-style-name="Normal">
      <style:paragraph-properties/>
    </style:style>
    <style:style style:name="T6" style:family="text">
      <style:text-properties fo:color="#996699"/>
    </style:style>
    <style:style style:name="P9" style:family="paragraph" style:parent-style-name="Normal">
      <style:paragraph-properties/>
    </style:style>
    <style:style style:name="T7" style:family="text">
      <style:text-properties/>
    </style:style>
    <style:style style:name="P10" style:family="paragraph" style:parent-style-name="Normal">
      <style:paragraph-properties/>
    </style:style>
    <style:style style:name="T8" style:family="text">
      <style:text-properties fo:font-weight="bold" style:font-weight-asian="bold"/>
    </style:style>
    <style:style style:name="P11" style:family="paragraph" style:parent-style-name="Normal">
      <style:paragraph-properties/>
    </style:style>
    <style:style style:name="T9" style:family="text">
      <style:text-properties/>
    </style:style>
    <style:style style:name="P12" style:family="paragraph" style:parent-style-name="Normal">
      <style:paragraph-properties/>
    </style:style>
    <style:style style:name="T10" style:family="text">
      <style:text-properties fo:font-style="italic" style:font-style-asian="italic" style:font-style-complex="italic"/>
    </style:style>
    <style:style style:name="P13" style:family="paragraph" style:parent-style-name="Normal">
      <style:paragraph-properties/>
    </style:style>
    <style:style style:name="T11" style:family="text">
      <style:text-properties/>
    </style:style>
    <style:style style:name="P14" style:family="paragraph" style:parent-style-name="Normal">
      <style:paragraph-properties/>
    </style:style>
    <style:style style:name="T12" style:family="text">
      <style:text-properties style:text-underline-style="solid"/>
    </style:style>
    <style:style style:name="P15" style:family="paragraph" style:parent-style-name="Normal">
      <style:paragraph-properties/>
    </style:style>
    <style:style style:name="T13" style:family="text">
      <style:text-properties/>
    </style:style>
    <style:style style:name="P16" style:family="paragraph" style:parent-style-name="Normal">
      <style:paragraph-properties/>
    </style:style>
    <style:style style:name="T14" style:family="text">
      <style:text-properties style:text-line-through-type="single"/>
    </style:style>
    <style:style style:name="P17" style:family="paragraph" style:parent-style-name="Normal">
      <style:paragraph-properties/>
    </style:style>
    <style:style style:name="T15" style:family="text">
      <style:text-properties/>
    </style:style>
    <style:style style:name="P18" style:family="paragraph" style:parent-style-name="Normal">
      <style:paragraph-properties/>
    </style:style>
    <style:style style:name="T16" style:family="text">
      <style:text-properties style:text-line-through-type="double"/>
    </style:style>
    <style:style style:name="P19" style:family="paragraph" style:parent-style-name="Normal">
      <style:paragraph-properties/>
    </style:style>
    <style:style style:name="T17" style:family="text">
      <style:text-properties/>
    </style:style>
    <style:style style:name="P20" style:family="paragraph" style:parent-style-name="Normal">
      <style:paragraph-properties/>
    </style:style>
    <style:style style:name="T18" style:family="text">
      <style:text-properties style:text-position="super"/>
    </style:style>
    <style:style style:name="P21" style:family="paragraph" style:parent-style-name="Normal">
      <style:paragraph-properties/>
    </style:style>
    <style:style style:name="T19" style:family="text">
      <style:text-properties/>
    </style:style>
    <style:style style:name="P22" style:family="paragraph" style:parent-style-name="Normal">
      <style:paragraph-properties/>
    </style:style>
    <style:style style:name="T20" style:family="text">
      <style:text-properties style:text-position="sub"/>
    </style:style>
    <style:style style:name="P23" style:family="paragraph" style:parent-style-name="Normal">
      <style:paragraph-properties/>
    </style:style>
    <style:style style:name="T21" style:family="text">
      <style:text-properties/>
    </style:style>
    <style:style style:name="P24" style:family="paragraph" style:parent-style-name="Normal">
      <style:paragraph-properties/>
    </style:style>
    <style:style style:name="T22" style:family="text">
      <style:text-properties fo:font-variant="small-caps"/>
    </style:style>
    <style:style style:name="P25" style:family="paragraph" style:parent-style-name="Normal">
      <style:paragraph-properties/>
    </style:style>
    <style:style style:name="T23" style:family="text">
      <style:text-properties/>
    </style:style>
    <style:style style:name="P26" style:family="paragraph" style:parent-style-name="Normal">
      <style:paragraph-properties/>
    </style:style>
    <style:style style:name="T24" style:family="text">
      <style:text-properties fo:text-transform="uppercase"/>
    </style:style>
    <style:style style:name="P27" style:family="paragraph" style:parent-style-name="Normal">
      <style:paragraph-properties/>
    </style:style>
    <style:style style:name="T25" style:family="text">
      <style:text-properties/>
    </style:style>
    <style:style style:name="P28" style:family="paragraph" style:parent-style-name="Normal">
      <style:paragraph-properties/>
    </style:style>
    <style:style style:name="T26" style:family="text">
      <style:text-properties/>
    </style:style>
    <style:style style:name="P29" style:family="paragraph" style:parent-style-name="Normal">
      <style:paragraph-properties/>
    </style:style>
    <style:style style:name="T27" style:family="text">
      <style:text-properties/>
    </style:style>
    <style:style style:name="P30" style:family="paragraph" style:parent-style-name="Normal">
      <style:paragraph-properties/>
    </style:style>
    <style:style style:name="T28" style:family="text">
      <style:text-properties/>
    </style:style>
    <style:style style:name="P31" style:family="paragraph" style:parent-style-name="Normal">
      <style:paragraph-properties/>
    </style:style>
    <style:style style:name="T29" style:family="text">
      <style:text-properties/>
    </style:style>
    <style:style style:name="P32" style:family="paragraph" style:parent-style-name="Normal">
      <style:paragraph-properties/>
    </style:style>
    <style:style style:name="T30" style:family="text">
      <style:text-properties/>
    </style:style>
    <style:style style:name="P33" style:family="paragraph" style:parent-style-name="Normal">
      <style:paragraph-properties/>
    </style:style>
    <style:style style:name="T31" style:family="text">
      <style:text-properties/>
    </style:style>
    <style:style style:name="P34" style:family="paragraph" style:parent-style-name="Normal">
      <style:paragraph-properties/>
    </style:style>
    <style:style style:name="T32" style:family="text">
      <style:text-properties/>
    </style:style>
    <style:style style:name="P35" style:family="paragraph" style:parent-style-name="Normal">
      <style:paragraph-properties/>
    </style:style>
    <style:style style:name="T33" style:family="text">
      <style:text-properties/>
    </style:style>
    <style:style style:name="P36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h text:style-name="HE1" text:outline-level="1"><text:span text:style-name="Heading_1">Welcome to PhpWord</text:span></text:h>
        <text:p text:style-name="P1"><text:span text:style-name="T1">Hello World!</text:span></text:p>
        <text:p text:style-name="P2"><text:span text:style-name="T2">Ce texte-ci est en français.</text:span></text:p>
        <text:p text:style-name="Standard"/>
        <text:p text:style-name="Standard"/>
        <text:p text:style-name="P3"><text:span text:style-name="rStyle">I am styled by a font style definition.</text:span></text:p>
        <text:p text:style-name="P4_pStyle"><text:span text:style-name="T3">I am styled by a paragraph style definition.</text:span></text:p>
        <text:p text:style-name="P5_pStyle"><text:span text:style-name="rStyle">I am styled by both font and paragraph style.</text:span></text:p>
        <text:p text:style-name="Standard"/>
        <text:p text:style-name="P6"><text:span text:style-name="T4">I am inline styled<text:s/></text:span><text:span text:style-name="T5">with<text:s/></text:span><text:span text:style-name="T6">color</text:span><text:span text:style-name="T7">,<text:s/></text:span><text:span text:style-name="T8">bold</text:span><text:span text:style-name="T9">,<text:s/></text:span><text:span text:style-name="T10">italic</text:span><text:span text:style-name="T11">,<text:s/></text:span><text:span text:style-name="T12">underline</text:span><text:span text:style-name="T13">,<text:s/></text:span><text:span text:style-name="T14">strikethrough</text:span><text:span text:style-name="T15">,<text:s/></text:span><text:span text:style-name="T16">doubleStrikethrough</text:span><text:span text:style-name="T17">,<text:s/></text:span><text:span text:style-name="T18">superScript</text:span><text:span text:style-name="T19">,<text:s/></text:span><text:span text:style-name="T20">subScript</text:span><text:span text:style-name="T21">,<text:s/></text:span><text:span text:style-name="T22">smallCaps</text:span><text:span text:style-name="T23">,<text:s/></text:span><text:span text:style-name="T24">allCaps</text:span><text:span text:style-name="T25">,<text:s/></text:span><text:span text:style-name="T26">fgColor</text:span><text:span text:style-name="T27">,<text:s/></text:span><text:span text:style-name="T28">scale</text:span><text:span text:style-name="T29">,<text:s/></text:span><text:span text:style-name="T30">spacing</text:span><text:span text:style-name="T31">,<text:s/></text:span><text:span text:style-name="T32">kerning</text:span><text:span text:style-name="T33">.<text:s/></text:span></text:p>
        <text:p><text:a xlink:type="simple" xlink:href="https://github.com/PHPOffice/PHPWord">PHPWord on GitHub</text:a></text:p>
        <text:p text:style-name="Standard"/>
        <text:p text:style-name="IM1"><draw:frame draw:style-name="fr1" draw:name="b80307" text:anchor-type="as-char" svg:width="0.47625cm" svg:height="0.47625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en" fo:country="GB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weight="bold" style:font-weight-asian="bold" fo:font-style="italic" style:font-style-asian="italic" style:font-style-complex="italic" style:text-line-through-type="double" fo:text-transform="uppercase"/>
    </style:style>
    <style:style style:name="pStyle" style:family="paragraph">
      <style:paragraph-properties fo:margin-bottom="5pt" fo:text-align="center"/>
    </style:style>
    <style:style style:name="Heading_1" style:family="paragraph">
      <style:paragraph-properties fo:margin-bottom="12pt"/>
    </style:style>
    <style:style style:name="Heading_1" style:family="text">
      <style:text-properties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11-27T07:22:31.000</dc:date>
    <meta:generator>PHPWord</meta:generator>
    <meta:initial-creator/>
    <meta:creation-date>2024-11-27T07:22:31.000</meta:creation-date>
    <meta:keyword/>
    <meta:user-defined meta:name="Category"/>
    <meta:user-defined meta:name="Company"/>
    <meta:user-defined meta:name="Manager"/>
  </office:meta>
</office:document-meta>
</file>